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aae6ff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2ac0ff"/>
    </style:style>
    <style:style style:name="gr4" style:family="graphic" style:parent-style-name="standard">
      <style:graphic-properties draw:stroke="none" svg:stroke-width="0.001cm" draw:fill-color="#aae6ff"/>
    </style:style>
    <style:style style:name="gr5" style:family="graphic" style:parent-style-name="standard">
      <style:graphic-properties draw:stroke="none" svg:stroke-width="0.001cm" draw:fill-color="#55cdff"/>
    </style:style>
    <style:style style:name="gr6" style:family="graphic" style:parent-style-name="standard">
      <style:graphic-properties draw:stroke="none" svg:stroke-width="0.002cm" draw:fill-color="#ffffff"/>
    </style:style>
    <style:style style:name="gr7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1.376cm" svg:y="-5cm"/>
          <draw:glue-point draw:id="5" svg:x="2.783cm" svg:y="-5cm"/>
          <draw:glue-point draw:id="6" svg:x="0.704cm" svg:y="-5cm"/>
          <draw:glue-point draw:id="7" svg:x="-5cm" svg:y="5cm"/>
          <draw:glue-point draw:id="8" svg:x="3.591cm" svg:y="5cm"/>
          <draw:glue-point draw:id="9" svg:x="-0.704cm" svg:y="5cm"/>
          <draw:glue-point draw:id="10" svg:x="-2.784cm" svg:y="5cm"/>
          <draw:glue-point draw:id="11" svg:x="0.402cm" svg:y="5cm"/>
          <draw:glue-point draw:id="12" svg:x="1.376cm" svg:y="5cm"/>
          <draw:glue-point draw:id="13" svg:x="-1.805cm" svg:y="5cm"/>
          <draw:glue-point draw:id="14" svg:x="-5cm" svg:y="0.407cm"/>
          <draw:glue-point draw:id="15" svg:x="-5cm" svg:y="2.703cm"/>
          <draw:glue-point draw:id="16" svg:x="5cm" svg:y="-2.967cm"/>
          <draw:glue-point draw:id="17" svg:x="5cm" svg:y="3.134cm"/>
          <draw:glue-point draw:id="18" svg:x="5cm" svg:y="0.083cm"/>
          <draw:glue-point draw:id="19" svg:x="0.146cm" svg:y="1.557cm"/>
          <draw:polygon draw:style-name="gr1" draw:layer="layout" svg:width="0.9cm" svg:height="0.357cm" svg:x="0cm" svg:y="0.729cm" svg:viewBox="0 0 901 358" draw:points="357,0 0,358 543,358 901,0">
            <text:p/>
          </draw:polygon>
          <draw:polygon draw:style-name="gr2" draw:layer="layout" svg:width="0.896cm" svg:height="0.357cm" svg:x="0.004cm" svg:y="0.729cm" svg:viewBox="0 0 897 358" draw:points="353,0 0,354 0,358 539,358 897,0">
            <text:p/>
          </draw:polygon>
          <draw:polygon draw:style-name="gr3" draw:layer="layout" svg:width="0.356cm" svg:height="1.407cm" svg:x="1.613cm" svg:y="0.016cm" svg:viewBox="0 0 357 1408" draw:points="0,356 357,0 357,1017 0,1408">
            <text:p/>
          </draw:polygon>
          <draw:polygon draw:style-name="gr2" draw:layer="layout" svg:width="0.356cm" svg:height="1.407cm" svg:x="1.613cm" svg:y="0.016cm" svg:viewBox="0 0 357 1408" draw:points="0,356 357,0 357,1017 0,1408">
            <text:p/>
          </draw:polygon>
          <draw:polygon draw:style-name="gr4" draw:layer="layout" svg:width="0.899cm" svg:height="0.356cm" svg:x="1.613cm" svg:y="0.407cm" svg:viewBox="0 0 900 357" draw:points="339,0 0,357 560,357 900,0">
            <text:p/>
          </draw:polygon>
          <draw:polygon draw:style-name="gr2" draw:layer="layout" svg:width="0.899cm" svg:height="0.356cm" svg:x="1.613cm" svg:y="0.407cm" svg:viewBox="0 0 900 357" draw:points="339,0 0,357 560,357 900,0">
            <text:p/>
          </draw:polygon>
          <draw:polygon draw:style-name="gr3" draw:layer="layout" svg:width="0.356cm" svg:height="1.593cm" svg:x="2.173cm" svg:y="0.407cm" svg:viewBox="0 0 357 1594" draw:points="0,356 357,0 357,1220 0,1594">
            <text:p/>
          </draw:polygon>
          <draw:polygon draw:style-name="gr2" draw:layer="layout" svg:width="0.356cm" svg:height="1.593cm" svg:x="2.173cm" svg:y="0.407cm" svg:viewBox="0 0 357 1594" draw:points="0,356 357,0 357,1220 0,1594">
            <text:p/>
          </draw:polygon>
          <draw:polygon draw:style-name="gr4" draw:layer="layout" svg:width="1.408cm" svg:height="0.356cm" svg:x="0.56cm" svg:y="0cm" svg:viewBox="0 0 1409 357" draw:points="356,0 0,357 1052,357 1409,0">
            <text:p/>
          </draw:polygon>
          <draw:polygon draw:style-name="gr4" draw:layer="layout" svg:width="1.408cm" svg:height="0.356cm" svg:x="0.56cm" svg:y="0cm" svg:viewBox="0 0 1409 357" draw:points="356,0 0,357 1052,357 1409,0">
            <text:p/>
          </draw:polygon>
          <draw:polygon draw:style-name="gr2" draw:layer="layout" svg:width="1.408cm" svg:height="0.356cm" svg:x="0.56cm" svg:y="0cm" svg:viewBox="0 0 1409 357" draw:points="356,0 0,357 1052,357 1409,0">
            <text:p/>
          </draw:polygon>
          <draw:polygon draw:style-name="gr5" draw:layer="layout" svg:width="2.173cm" svg:height="1.644cm" svg:x="0cm" svg:y="0.356cm" svg:viewBox="0 0 2174 1645" draw:points="0,1645 0,729 560,729 560,0 1613,0 1613,407 2174,407 2174,1645">
            <text:p/>
          </draw:polygon>
          <draw:path draw:style-name="gr2" draw:layer="layout" svg:width="2.169cm" svg:height="1.644cm" svg:x="0.004cm" svg:y="0.356cm" svg:viewBox="0 0 2170 1645" svg:d="m0 729h556v-729h1053v407h561v1238h-2170zm0-916z">
            <text:p/>
          </draw:path>
          <draw:line draw:style-name="gr2" draw:layer="layout" svg:x1="0.56cm" svg:y1="2cm" svg:x2="0.56cm" svg:y2="1.101cm">
            <text:p/>
          </draw:line>
          <draw:line draw:style-name="gr2" draw:layer="layout" svg:x1="1.613cm" svg:y1="1.983cm" svg:x2="1.613cm" svg:y2="0.779cm">
            <text:p/>
          </draw:line>
          <draw:polygon draw:style-name="gr6" draw:layer="layout" svg:width="0.186cm" svg:height="0.203cm" svg:x="0.628cm" svg:y="0.475cm" svg:viewBox="0 0 187 204" draw:points="0,0 187,0 187,204 0,204">
            <text:p/>
          </draw:polygon>
          <draw:polygon draw:style-name="gr2" draw:layer="layout" svg:width="0.186cm" svg:height="0.203cm" svg:x="0.628cm" svg:y="0.475cm" svg:viewBox="0 0 187 204" draw:points="0,0 187,0 187,204 0,204">
            <text:p/>
          </draw:polygon>
          <draw:polygon draw:style-name="gr7" draw:layer="layout" svg:width="0.17cm" svg:height="0.203cm" svg:x="0.883cm" svg:y="0.475cm" svg:viewBox="0 0 171 204" draw:points="0,0 171,0 171,204 0,204">
            <text:p/>
          </draw:polygon>
          <draw:polygon draw:style-name="gr2" draw:layer="layout" svg:width="0.17cm" svg:height="0.203cm" svg:x="0.883cm" svg:y="0.475cm" svg:viewBox="0 0 171 204" draw:points="0,0 171,0 171,204 0,204">
            <text:p/>
          </draw:polygon>
          <draw:polygon draw:style-name="gr7" draw:layer="layout" svg:width="0.186cm" svg:height="0.203cm" svg:x="1.12cm" svg:y="0.475cm" svg:viewBox="0 0 187 204" draw:points="0,0 187,0 187,204 0,204">
            <text:p/>
          </draw:polygon>
          <draw:polygon draw:style-name="gr2" draw:layer="layout" svg:width="0.186cm" svg:height="0.203cm" svg:x="1.12cm" svg:y="0.475cm" svg:viewBox="0 0 187 204" draw:points="0,0 187,0 187,204 0,204">
            <text:p/>
          </draw:polygon>
          <draw:polygon draw:style-name="gr7" draw:layer="layout" svg:width="0.17cm" svg:height="0.203cm" svg:x="1.375cm" svg:y="0.475cm" svg:viewBox="0 0 171 204" draw:points="0,0 171,0 171,204 0,204">
            <text:p/>
          </draw:polygon>
          <draw:polygon draw:style-name="gr2" draw:layer="layout" svg:width="0.169cm" svg:height="0.203cm" svg:x="1.375cm" svg:y="0.475cm" svg:viewBox="0 0 170 204" draw:points="0,0 170,0 170,204 0,204">
            <text:p/>
          </draw:polygon>
          <draw:polygon draw:style-name="gr7" draw:layer="layout" svg:width="0.186cm" svg:height="0.204cm" svg:x="0.628cm" svg:y="0.779cm" svg:viewBox="0 0 187 205" draw:points="0,0 187,0 187,205 0,205">
            <text:p/>
          </draw:polygon>
          <draw:polygon draw:style-name="gr2" draw:layer="layout" svg:width="0.186cm" svg:height="0.204cm" svg:x="0.628cm" svg:y="0.779cm" svg:viewBox="0 0 187 205" draw:points="0,0 187,0 187,205 0,205">
            <text:p/>
          </draw:polygon>
          <draw:polygon draw:style-name="gr7" draw:layer="layout" svg:width="0.17cm" svg:height="0.204cm" svg:x="0.883cm" svg:y="0.779cm" svg:viewBox="0 0 171 205" draw:points="0,0 171,0 171,205 0,205">
            <text:p/>
          </draw:polygon>
          <draw:polygon draw:style-name="gr2" draw:layer="layout" svg:width="0.17cm" svg:height="0.204cm" svg:x="0.883cm" svg:y="0.779cm" svg:viewBox="0 0 171 205" draw:points="0,0 171,0 171,205 0,205">
            <text:p/>
          </draw:polygon>
          <draw:polygon draw:style-name="gr7" draw:layer="layout" svg:width="0.186cm" svg:height="0.204cm" svg:x="1.12cm" svg:y="0.779cm" svg:viewBox="0 0 187 205" draw:points="0,0 187,0 187,205 0,205">
            <text:p/>
          </draw:polygon>
          <draw:polygon draw:style-name="gr2" draw:layer="layout" svg:width="0.186cm" svg:height="0.204cm" svg:x="1.12cm" svg:y="0.779cm" svg:viewBox="0 0 187 205" draw:points="0,0 187,0 187,205 0,205">
            <text:p/>
          </draw:polygon>
          <draw:polygon draw:style-name="gr7" draw:layer="layout" svg:width="0.17cm" svg:height="0.204cm" svg:x="1.375cm" svg:y="0.779cm" svg:viewBox="0 0 171 205" draw:points="0,0 171,0 171,205 0,205">
            <text:p/>
          </draw:polygon>
          <draw:polygon draw:style-name="gr2" draw:layer="layout" svg:width="0.169cm" svg:height="0.204cm" svg:x="1.375cm" svg:y="0.779cm" svg:viewBox="0 0 170 205" draw:points="0,0 170,0 170,205 0,205">
            <text:p/>
          </draw:polygon>
          <draw:polygon draw:style-name="gr7" draw:layer="layout" svg:width="0.186cm" svg:height="0.219cm" svg:x="0.628cm" svg:y="1.085cm" svg:viewBox="0 0 187 220" draw:points="0,0 187,0 187,220 0,220">
            <text:p/>
          </draw:polygon>
          <draw:polygon draw:style-name="gr2" draw:layer="layout" svg:width="0.186cm" svg:height="0.219cm" svg:x="0.628cm" svg:y="1.085cm" svg:viewBox="0 0 187 220" draw:points="0,0 187,0 187,220 0,220">
            <text:p/>
          </draw:polygon>
          <draw:polygon draw:style-name="gr7" draw:layer="layout" svg:width="0.17cm" svg:height="0.219cm" svg:x="0.883cm" svg:y="1.085cm" svg:viewBox="0 0 171 220" draw:points="0,0 171,0 171,220 0,220">
            <text:p/>
          </draw:polygon>
          <draw:polygon draw:style-name="gr2" draw:layer="layout" svg:width="0.17cm" svg:height="0.219cm" svg:x="0.883cm" svg:y="1.085cm" svg:viewBox="0 0 171 220" draw:points="0,0 171,0 171,220 0,220">
            <text:p/>
          </draw:polygon>
          <draw:polygon draw:style-name="gr7" draw:layer="layout" svg:width="0.186cm" svg:height="0.219cm" svg:x="1.12cm" svg:y="1.085cm" svg:viewBox="0 0 187 220" draw:points="0,0 187,0 187,220 0,220">
            <text:p/>
          </draw:polygon>
          <draw:polygon draw:style-name="gr2" draw:layer="layout" svg:width="0.186cm" svg:height="0.219cm" svg:x="1.12cm" svg:y="1.085cm" svg:viewBox="0 0 187 220" draw:points="0,0 187,0 187,220 0,220">
            <text:p/>
          </draw:polygon>
          <draw:polygon draw:style-name="gr7" draw:layer="layout" svg:width="0.17cm" svg:height="0.219cm" svg:x="1.375cm" svg:y="1.085cm" svg:viewBox="0 0 171 220" draw:points="0,0 171,0 171,220 0,220">
            <text:p/>
          </draw:polygon>
          <draw:polygon draw:style-name="gr2" draw:layer="layout" svg:width="0.169cm" svg:height="0.219cm" svg:x="1.375cm" svg:y="1.085cm" svg:viewBox="0 0 170 220" draw:points="0,0 170,0 170,220 0,220">
            <text:p/>
          </draw:polygon>
          <draw:polygon draw:style-name="gr7" draw:layer="layout" svg:width="0.186cm" svg:height="0.204cm" svg:x="0.628cm" svg:y="1.406cm" svg:viewBox="0 0 187 205" draw:points="0,0 187,0 187,205 0,205">
            <text:p/>
          </draw:polygon>
          <draw:polygon draw:style-name="gr2" draw:layer="layout" svg:width="0.186cm" svg:height="0.203cm" svg:x="0.628cm" svg:y="1.406cm" svg:viewBox="0 0 187 204" draw:points="0,0 187,0 187,204 0,204">
            <text:p/>
          </draw:polygon>
          <draw:polygon draw:style-name="gr7" draw:layer="layout" svg:width="0.17cm" svg:height="0.204cm" svg:x="0.883cm" svg:y="1.406cm" svg:viewBox="0 0 171 205" draw:points="0,0 171,0 171,205 0,205">
            <text:p/>
          </draw:polygon>
          <draw:polygon draw:style-name="gr2" draw:layer="layout" svg:width="0.17cm" svg:height="0.203cm" svg:x="0.883cm" svg:y="1.406cm" svg:viewBox="0 0 171 204" draw:points="0,0 171,0 171,204 0,204">
            <text:p/>
          </draw:polygon>
          <draw:polygon draw:style-name="gr7" draw:layer="layout" svg:width="0.186cm" svg:height="0.204cm" svg:x="1.12cm" svg:y="1.406cm" svg:viewBox="0 0 187 205" draw:points="0,0 187,0 187,205 0,205">
            <text:p/>
          </draw:polygon>
          <draw:polygon draw:style-name="gr2" draw:layer="layout" svg:width="0.186cm" svg:height="0.203cm" svg:x="1.12cm" svg:y="1.406cm" svg:viewBox="0 0 187 204" draw:points="0,0 187,0 187,204 0,204">
            <text:p/>
          </draw:polygon>
          <draw:polygon draw:style-name="gr7" draw:layer="layout" svg:width="0.17cm" svg:height="0.204cm" svg:x="1.375cm" svg:y="1.406cm" svg:viewBox="0 0 171 205" draw:points="0,0 171,0 171,205 0,205">
            <text:p/>
          </draw:polygon>
          <draw:polygon draw:style-name="gr2" draw:layer="layout" svg:width="0.169cm" svg:height="0.203cm" svg:x="1.375cm" svg:y="1.406cm" svg:viewBox="0 0 170 204" draw:points="0,0 170,0 170,204 0,204">
            <text:p/>
          </draw:polygon>
          <draw:polygon draw:style-name="gr7" draw:layer="layout" svg:width="0.187cm" svg:height="0.203cm" svg:x="0.068cm" svg:y="1.238cm" svg:viewBox="0 0 188 204" draw:points="0,0 188,0 188,204 0,204">
            <text:p/>
          </draw:polygon>
          <draw:polygon draw:style-name="gr2" draw:layer="layout" svg:width="0.186cm" svg:height="0.203cm" svg:x="0.068cm" svg:y="1.238cm" svg:viewBox="0 0 187 204" draw:points="0,0 187,0 187,204 0,204">
            <text:p/>
          </draw:polygon>
          <draw:polygon draw:style-name="gr7" draw:layer="layout" svg:width="0.17cm" svg:height="0.203cm" svg:x="0.322cm" svg:y="1.238cm" svg:viewBox="0 0 171 204" draw:points="0,0 171,0 171,204 0,204">
            <text:p/>
          </draw:polygon>
          <draw:polygon draw:style-name="gr2" draw:layer="layout" svg:width="0.17cm" svg:height="0.203cm" svg:x="0.322cm" svg:y="1.238cm" svg:viewBox="0 0 171 204" draw:points="0,0 171,0 171,204 0,204">
            <text:p/>
          </draw:polygon>
          <draw:polygon draw:style-name="gr7" draw:layer="layout" svg:width="0.187cm" svg:height="0.204cm" svg:x="0.068cm" svg:y="1.542cm" svg:viewBox="0 0 188 205" draw:points="0,0 188,0 188,205 0,205">
            <text:p/>
          </draw:polygon>
          <draw:polygon draw:style-name="gr2" draw:layer="layout" svg:width="0.186cm" svg:height="0.203cm" svg:x="0.068cm" svg:y="1.542cm" svg:viewBox="0 0 187 204" draw:points="0,0 187,0 187,204 0,204">
            <text:p/>
          </draw:polygon>
          <draw:polygon draw:style-name="gr7" draw:layer="layout" svg:width="0.17cm" svg:height="0.204cm" svg:x="0.322cm" svg:y="1.542cm" svg:viewBox="0 0 171 205" draw:points="0,0 171,0 171,205 0,205">
            <text:p/>
          </draw:polygon>
          <draw:polygon draw:style-name="gr2" draw:layer="layout" svg:width="0.17cm" svg:height="0.203cm" svg:x="0.322cm" svg:y="1.542cm" svg:viewBox="0 0 171 204" draw:points="0,0 171,0 171,204 0,204">
            <text:p/>
          </draw:polygon>
          <draw:polygon draw:style-name="gr7" draw:layer="layout" svg:width="0.169cm" svg:height="0.203cm" svg:x="1.698cm" svg:y="0.881cm" svg:viewBox="0 0 170 204" draw:points="0,0 170,0 170,204 0,204">
            <text:p/>
          </draw:polygon>
          <draw:polygon draw:style-name="gr2" draw:layer="layout" svg:width="0.168cm" svg:height="0.203cm" svg:x="1.698cm" svg:y="0.881cm" svg:viewBox="0 0 169 204" draw:points="0,0 169,0 169,204 0,204">
            <text:p/>
          </draw:polygon>
          <draw:polygon draw:style-name="gr7" draw:layer="layout" svg:width="0.17cm" svg:height="0.203cm" svg:x="1.935cm" svg:y="0.881cm" svg:viewBox="0 0 171 204" draw:points="0,0 171,0 171,204 0,204">
            <text:p/>
          </draw:polygon>
          <draw:polygon draw:style-name="gr2" draw:layer="layout" svg:width="0.169cm" svg:height="0.203cm" svg:x="1.935cm" svg:y="0.881cm" svg:viewBox="0 0 170 204" draw:points="0,0 170,0 170,204 0,204">
            <text:p/>
          </draw:polygon>
          <draw:polygon draw:style-name="gr7" draw:layer="layout" svg:width="0.169cm" svg:height="0.203cm" svg:x="1.698cm" svg:y="1.186cm" svg:viewBox="0 0 170 204" draw:points="0,0 170,0 170,204 0,204">
            <text:p/>
          </draw:polygon>
          <draw:polygon draw:style-name="gr2" draw:layer="layout" svg:width="0.168cm" svg:height="0.203cm" svg:x="1.698cm" svg:y="1.186cm" svg:viewBox="0 0 169 204" draw:points="0,0 169,0 169,204 0,204">
            <text:p/>
          </draw:polygon>
          <draw:polygon draw:style-name="gr7" draw:layer="layout" svg:width="0.17cm" svg:height="0.203cm" svg:x="1.935cm" svg:y="1.186cm" svg:viewBox="0 0 171 204" draw:points="0,0 171,0 171,204 0,204">
            <text:p/>
          </draw:polygon>
          <draw:polygon draw:style-name="gr2" draw:layer="layout" svg:width="0.169cm" svg:height="0.203cm" svg:x="1.935cm" svg:y="1.186cm" svg:viewBox="0 0 170 204" draw:points="0,0 170,0 170,204 0,204">
            <text:p/>
          </draw:polygon>
          <draw:polygon draw:style-name="gr7" draw:layer="layout" svg:width="0.169cm" svg:height="0.203cm" svg:x="1.698cm" svg:y="1.492cm" svg:viewBox="0 0 170 204" draw:points="0,0 170,0 170,204 0,204">
            <text:p/>
          </draw:polygon>
          <draw:polygon draw:style-name="gr2" draw:layer="layout" svg:width="0.168cm" svg:height="0.203cm" svg:x="1.698cm" svg:y="1.492cm" svg:viewBox="0 0 169 204" draw:points="0,0 169,0 169,204 0,204">
            <text:p/>
          </draw:polygon>
          <draw:polygon draw:style-name="gr7" draw:layer="layout" svg:width="0.17cm" svg:height="0.203cm" svg:x="1.935cm" svg:y="1.492cm" svg:viewBox="0 0 171 204" draw:points="0,0 171,0 171,204 0,204">
            <text:p/>
          </draw:polygon>
          <draw:polygon draw:style-name="gr2" draw:layer="layout" svg:width="0.169cm" svg:height="0.203cm" svg:x="1.935cm" svg:y="1.492cm" svg:viewBox="0 0 170 204" draw:points="0,0 170,0 170,204 0,20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edium Building blue</dc:title>
    <meta:creation-date>2011-02-07T16:44:03</meta:creation-date>
    <meta:editing-duration>P0D</meta:editing-duration>
    <meta:editing-cycles>1</meta:editing-cycles>
    <meta:document-statistic meta:object-count="68"/>
    <meta:generator>OpenOffice.org/3.3$Linux OpenOffice.org_project/330m20$Build-9567</meta:generator>
  </office:meta>
</office:document-meta>
</file>